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43C000002F359E29C8F9FCBC22D.png" manifest:media-type="image/png"/>
  <manifest:file-entry manifest:full-path="Pictures/100002010000044C00000300AA3D861202B66589.png" manifest:media-type="image/png"/>
  <manifest:file-entry manifest:full-path="Pictures/10000201000004B7000002F53EAFBE95B97FE95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7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04cm" svg:height="10.687cm" svg:x="4.804cm" svg:y="3.537cm">
          <draw:image xlink:href="Pictures/10000201000004B7000002F53EAFBE95B97FE95E.png" xlink:type="simple" xlink:show="embed" xlink:actuate="onLoad">
            <text:p/>
          </draw:image>
        </draw:frame>
        <draw:g>
          <draw:frame draw:style-name="gr1" draw:text-style-name="P1" draw:layer="layout" svg:width="5.842cm" svg:height="4.142cm" svg:x="6.35cm" svg:y="3.986cm">
            <draw:image xlink:href="Pictures/100002010000044C00000300AA3D861202B66589.png" xlink:type="simple" xlink:show="embed" xlink:actuate="onLoad">
              <text:p/>
            </draw:image>
          </draw:frame>
          <draw:frame draw:style-name="gr2" draw:text-style-name="P2" draw:layer="layout" svg:width="2.495cm" svg:height="1.457cm" svg:x="9.398cm" svg:y="4.312cm">
            <draw:text-box>
              <text:p><text:span text:style-name="T1">Y- position</text:span></text:p>
            </draw:text-box>
          </draw:frame>
        </draw:g>
        <draw:g>
          <draw:frame draw:style-name="gr1" draw:text-style-name="P1" draw:layer="layout" svg:width="5.243cm" svg:height="4.101cm" svg:x="13.97cm" svg:y="9.361cm">
            <draw:image xlink:href="Pictures/100002010000043C000002F359E29C8F9FCBC22D.png" xlink:type="simple" xlink:show="embed" xlink:actuate="onLoad">
              <text:p/>
            </draw:image>
          </draw:frame>
          <draw:frame draw:style-name="gr3" draw:text-style-name="P4" draw:layer="layout" svg:width="2.436cm" svg:height="0.662cm" svg:x="16.977cm" svg:y="9.652cm">
            <draw:text-box>
              <text:p text:style-name="P3"><text:span text:style-name="T1">X- position</text:span></text:p>
            </draw:text-box>
          </draw:frame>
        </draw:g>
        <draw:frame draw:style-name="gr4" draw:text-style-name="P2" draw:layer="layout" svg:width="6.858cm" svg:height="0.802cm" svg:x="9.398cm" svg:y="14.184cm">
          <draw:text-box>
            <text:p><text:span text:style-name="T2">X position in MWPC0 [mm]</text:span></text:p>
          </draw:text-box>
        </draw:frame>
        <draw:frame draw:style-name="gr4" draw:text-style-name="P2" draw:layer="layout" svg:width="7.112cm" svg:height="0.802cm" draw:transform="rotate (1.5707963267949) translate (4.064cm 11.684cm)">
          <draw:text-box>
            <text:p><text:span text:style-name="T2">Y position in MWPC0 [mm]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0-11T16:25:51.789701151</meta:creation-date>
    <dc:date>2024-10-11T16:35:17.054721315</dc:date>
    <meta:editing-duration>PT9M26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